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AT" fo:font-weight="bold" officeooo:rsid="00064567" officeooo:paragraph-rsid="00064567" style:language-asian="zxx" style:country-asian="none" style:font-weight-asian="bold" style:language-complex="zxx" style:country-complex="none" style:font-weight-complex="bold"/>
    </style:style>
    <style:style style:name="P2" style:family="paragraph" style:parent-style-name="Standard">
      <style:paragraph-properties fo:text-align="start" style:justify-single-word="false"/>
      <style:text-properties fo:language="de" fo:country="AT" fo:font-weight="normal" officeooo:rsid="0007949b" officeooo:paragraph-rsid="00064567" style:language-asian="zxx" style:country-asian="none" style:font-weight-asian="normal" style:language-complex="zxx" style:country-complex="none" style:font-weight-complex="normal"/>
    </style:style>
    <style:style style:name="P3" style:family="paragraph" style:parent-style-name="Standard">
      <style:paragraph-properties fo:text-align="start" style:justify-single-word="false"/>
      <style:text-properties fo:language="de" fo:country="AT" fo:font-weight="normal" officeooo:rsid="0007949b" officeooo:paragraph-rsid="0007949b" style:language-asian="zxx" style:country-asian="none" style:font-weight-asian="normal" style:language-complex="zxx" style:country-complex="none" style:font-weight-complex="normal"/>
    </style:style>
    <style:style style:name="P4" style:family="paragraph" style:parent-style-name="Standard">
      <style:paragraph-properties fo:text-align="start" style:justify-single-word="false"/>
      <style:text-properties fo:language="de" fo:country="AT" fo:font-weight="normal" officeooo:rsid="0007949b" officeooo:paragraph-rsid="000e4689" style:language-asian="zxx" style:country-asian="none" style:font-weight-asian="normal" style:language-complex="zxx" style:country-complex="none" style:font-weight-complex="normal"/>
    </style:style>
    <style:style style:name="P5" style:family="paragraph" style:parent-style-name="Standard">
      <style:paragraph-properties fo:text-align="start" style:justify-single-word="false"/>
      <style:text-properties fo:language="de" fo:country="AT" fo:font-weight="normal" officeooo:rsid="000e4689" officeooo:paragraph-rsid="000e4689" style:language-asian="zxx" style:country-asian="none" style:font-weight-asian="normal" style:language-complex="zxx" style:country-complex="none" style:font-weight-complex="normal"/>
    </style:style>
    <style:style style:name="P6" style:family="paragraph" style:parent-style-name="Standard">
      <style:paragraph-properties fo:text-align="start" style:justify-single-word="false"/>
      <style:text-properties fo:language="de" fo:country="AT" fo:font-weight="normal" officeooo:rsid="00064567" officeooo:paragraph-rsid="000e4689" style:language-asian="zxx" style:country-asian="none" style:font-weight-asian="normal" style:language-complex="zxx" style:country-complex="none" style:font-weight-complex="normal"/>
    </style:style>
    <style:style style:name="P7" style:family="paragraph" style:parent-style-name="Standard" style:list-style-name="L1">
      <style:paragraph-properties fo:text-align="start" style:justify-single-word="false"/>
      <style:text-properties fo:language="de" fo:country="AT" fo:font-weight="normal" officeooo:rsid="00064567" officeooo:paragraph-rsid="000e4689" style:language-asian="zxx" style:country-asian="none" style:font-weight-asian="normal" style:language-complex="zxx" style:country-complex="none" style:font-weight-complex="normal"/>
    </style:style>
    <style:style style:name="P8" style:family="paragraph" style:parent-style-name="Standard" style:list-style-name="L1">
      <style:paragraph-properties fo:text-align="start" style:justify-single-word="false"/>
      <style:text-properties fo:language="de" fo:country="AT" fo:font-weight="normal" officeooo:rsid="0007949b" officeooo:paragraph-rsid="000e4689" style:language-asian="zxx" style:country-asian="none" style:font-weight-asian="normal" style:language-complex="zxx" style:country-complex="none" style:font-weight-complex="normal"/>
    </style:style>
    <style:style style:name="P9" style:family="paragraph" style:parent-style-name="Standard" style:list-style-name="L1">
      <style:paragraph-properties fo:text-align="start" style:justify-single-word="false"/>
      <style:text-properties fo:language="de" fo:country="AT" fo:font-weight="normal" officeooo:rsid="000f1d2a" officeooo:paragraph-rsid="000f1d2a" style:language-asian="zxx" style:country-asian="none" style:font-weight-asian="normal" style:language-complex="zxx" style:country-complex="none" style:font-weight-complex="normal"/>
    </style:style>
    <style:style style:name="P10" style:family="paragraph" style:parent-style-name="Standard" style:list-style-name="L1">
      <style:paragraph-properties fo:text-align="start" style:justify-single-word="false"/>
      <style:text-properties fo:language="de" fo:country="AT" fo:font-weight="normal" officeooo:rsid="00108bd7" officeooo:paragraph-rsid="00108bd7" style:language-asian="zxx" style:country-asian="none" style:font-weight-asian="normal" style:language-complex="zxx" style:country-complex="none" style:font-weight-complex="normal"/>
    </style:style>
    <style:style style:name="T1" style:family="text">
      <style:text-properties officeooo:rsid="0007a28b"/>
    </style:style>
    <style:style style:name="T2" style:family="text">
      <style:text-properties officeooo:rsid="000f1d2a"/>
    </style:style>
    <style:style style:name="T3" style:family="text">
      <style:text-properties officeooo:rsid="001062e9"/>
    </style:style>
    <style:style style:name="T4" style:family="text">
      <style:text-properties officeooo:rsid="0011d5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fgabenstellung</text:p>
      <text:p text:style-name="P1"/>
      <text:p text:style-name="P2"/>
      <text:p text:style-name="P3">Zusammenfassung schriftlich:</text:p>
      <text:p text:style-name="P3"/>
      <text:p text:style-name="P3">Unsere Aufgabe bei der Pferdeführanlage ist es, Pferden <text:span text:style-name="T1">mehr </text:span>Bewegung zu ermöglichen. <text:span text:style-name="T1">In der freien Natur bewegen sich die Pferde natürlich um einige Kilometer mehr als im Stall. Viele Personen haben zwar Pferde, aber meist nicht das Geld, um eine Pferdeführanlage um mehrere Tausend Euro zu kaufen. Bei den meisten Anlagen ist der Besitzer dazu gezwungen in der Nähe zu bleiben wenn die Anlage in Betrieb ist. Nun ergeben sich für uns folgende Punkte: Unsere Anlage soll günstig sein und auch bedienbar sein, wenn man nicht gerade in der nächsten Nähe ist. Unsere Ziel ist also eine kostengünstige automatisierte Anlage zu entwickeln, die mittels App steuerbar ist. Da die Anlage in den meisten Fälle bei schönem Wetter betrieben wird, haben wir uns entschlossen auch einen Sprühregen für die Pferde zu platzieren, damit die Pferde bei heißen Temperaturen eine Abkühlung bekommen. Um es den jeweiligen Besitzer einfacher zu machen, muss er letztendlich nur sein Pferd auswählen, und mit welchen vorgegebenen Programm er sein Pferd laufen lassen will. Danach muss er nur noch ein bis vier Pferd/e innerhalb der Anlage positionieren und die Anlage starten. </text:span></text:p>
      <text:p text:style-name="P5">Was sind nun die wichtigsten Punkte von unserer Anlage?</text:p>
      <text:p text:style-name="P5"/>
      <text:p text:style-name="P5">- Platz für vier <text:span text:style-name="T4">bis acht</text:span> Pferde gleichzeitig</text:p>
      <text:p text:style-name="P5">- App die die Anlage steuern lässt</text:p>
      <text:p text:style-name="P5">- Videoüberwachung, die über die App abrufbar ist.</text:p>
      <text:p text:style-name="P5">- günstig</text:p>
      <text:p text:style-name="P5">- evtl. Platzsparend <text:span text:style-name="T4">bei nicht Gebrauch</text:span></text:p>
      <text:p text:style-name="P5">- einfache Bedienung -<text:span text:style-name="T2">&gt; Programm für die Geschwindigkeit der Pferde wählen </text:span></text:p>
      <text:p text:style-name="P5">- Sprühregen für die Pferde</text:p>
      <text:p text:style-name="P5">- <text:span text:style-name="T2">langlebig</text:span></text:p>
      <text:p text:style-name="P5">- <text:span text:style-name="T2">Statistik zu Pferden</text:span></text:p>
      <text:p text:style-name="P5"/>
      <text:p text:style-name="P5"/>
      <text:p text:style-name="P3">Mein Teil bei der Diplomarbeit ist fast zur Gänze, die Umsetzung der Elektrik. In meinem Teil muss ich mich in den <text:span text:style-name="T2">nachfolgenden</text:span> Bereichen beweisen und mir zusätzliches Wissen für meine Zukunft aufzubauen. </text:p>
      <text:p text:style-name="P3"/>
      <text:p text:style-name="P6">Meine Aufgaben bei der Diplomarbeit sind:</text:p>
      <text:p text:style-name="P6"/>
      <text:list xml:id="list5464738835408266028" text:style-name="L1">
        <text:list-item>
          <text:p text:style-name="P7">Dimensionierung und Auswahl des Motors</text:p>
        </text:list-item>
        <text:list-item>
          <text:p text:style-name="P7">Auswahl der Sensoren</text:p>
        </text:list-item>
        <text:list-item>
          <text:p text:style-name="P7">Auswahl eines Ventils, um den Sprühregen zu aktivieren</text:p>
        </text:list-item>
        <text:list-item>
          <text:p text:style-name="P7">Ansteuerung des Motors</text:p>
        </text:list-item>
        <text:list-item>
          <text:p text:style-name="P8">Durch Signale von der Programmsteuerung Motor steuern</text:p>
        </text:list-item>
        <text:list-item>
          <text:p text:style-name="P8">Verkabelung der Kamera</text:p>
        </text:list-item>
        <text:list-item>
          <text:p text:style-name="P9">Programmvorgabe →<text:span text:style-name="T3"> wird von Raspberry gesteuert. </text:span></text:p>
        </text:list-item>
        <text:list-item>
          <text:p text:style-name="P10">Kommunikation zu Raspberry über Web-Server</text:p>
          <text:p text:style-name="P9"/>
        </text:list-item>
      </text:list>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7M23S</meta:editing-duration>
    <meta:editing-cycles>7</meta:editing-cycles>
    <meta:generator>LibreOffice/5.2.0.4$Windows_X86_64 LibreOffice_project/066b007f5ebcc236395c7d282ba488bca6720265</meta:generator>
    <dc:date>2017-06-08T15:38:02.759000000</dc:date>
    <meta:document-statistic meta:table-count="0" meta:image-count="0" meta:object-count="0" meta:page-count="1" meta:paragraph-count="24" meta:word-count="335" meta:character-count="2122" meta:non-whitespace-character-count="1815"/>
    <meta:user-defined meta:name="Info 1"/>
    <meta:user-defined meta:name="Info 2"/>
    <meta:user-defined meta:name="Info 3"/>
    <meta:user-defined meta:name="Info 4"/>
  </office:meta>
</office:document-meta>
</file>